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b8ff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00b8ff" draw:textarea-vertical-align="middle" draw:auto-grow-height="false" fo:min-height="0.749cm" fo:min-width="0.499cm"/>
    </style:style>
    <style:style style:name="gr3" style:family="graphic" style:parent-style-name="standard">
      <style:graphic-properties draw:stroke="none" svg:stroke-width="0.1cm" svg:stroke-color="#000000" draw:fill="none" draw:fill-color="#ffffff" fo:min-height="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b8ff" draw:fill="none" fo:min-height="0.71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b8ff" draw:fill="none" fo:min-height="2.8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b8ff" draw:fill="none" fo:min-height="2.13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connector draw:style-name="gr1" draw:text-style-name="P1" draw:layer="layout" draw:type="line" svg:x1="1.5cm" svg:y1="15.5cm" svg:x2="8.5cm" svg:y2="10.5cm" draw:start-shape="id1" draw:start-glue-point="12" draw:end-shape="id2" draw:end-glue-point="12">
          <text:p text:style-name="P3"/>
        </draw:connector>
        <draw:connector draw:style-name="gr1" draw:text-style-name="P1" draw:layer="layout" draw:type="line" svg:x1="8.5cm" svg:y1="15.5cm" svg:x2="8.5cm" svg:y2="10.5cm" draw:start-shape="id3" draw:start-glue-point="12" draw:end-shape="id2" draw:end-glue-point="12">
          <text:p text:style-name="P3"/>
        </draw:connector>
        <draw:connector draw:style-name="gr1" draw:text-style-name="P1" draw:layer="layout" draw:type="line" svg:x1="15.5cm" svg:y1="15.5cm" svg:x2="8.5cm" svg:y2="10.5cm" draw:start-shape="id4" draw:start-glue-point="12" draw:end-shape="id2" draw:end-glue-point="12">
          <text:p text:style-name="P3"/>
        </draw:connector>
        <draw:connector draw:style-name="gr1" draw:text-style-name="P1" draw:layer="layout" draw:type="line" svg:x1="15.5cm" svg:y1="15.5cm" svg:x2="16.6cm" svg:y2="20.5cm" draw:start-shape="id4" draw:start-glue-point="12" draw:end-shape="id5" draw:end-glue-point="12">
          <text:p text:style-name="P3"/>
        </draw:connector>
        <draw:custom-shape draw:style-name="gr2" draw:text-style-name="P1" draw:id="id2" draw:layer="layout" svg:width="1cm" svg:height="1cm" svg:x="8cm" svg:y="10cm">
          <draw:glue-point draw:id="12" svg:x="0cm" svg:y="0cm"/>
          <text:p text:style-name="P2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5" draw:layer="layout" svg:width="1cm" svg:height="1cm" svg:x="16.1cm" svg:y="20cm">
          <draw:glue-point draw:id="12" svg:x="0cm" svg:y="0cm"/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" draw:layer="layout" svg:width="1cm" svg:height="1cm" svg:x="15cm" svg:y="15cm">
          <draw:glue-point draw:id="12" svg:x="0cm" svg:y="0cm"/>
          <text:p text:style-name="P2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" draw:layer="layout" svg:width="1cm" svg:height="1cm" svg:x="8cm" svg:y="15cm">
          <draw:glue-point draw:id="12" svg:x="0cm" svg:y="0cm"/>
          <text:p text:style-name="P2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" draw:layer="layout" svg:width="1cm" svg:height="1cm" svg:x="1cm" svg:y="15cm">
          <draw:glue-point draw:id="12" svg:x="0cm" svg:y="0cm"/>
          <text:p text:style-name="P2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3" draw:layer="layout" svg:width="6.5cm" svg:height="4.35cm" svg:x="10cm" svg:y="8cm">
          <draw:text-box>
            <text:p text:style-name="P3"/>
          </draw:text-box>
        </draw:frame>
        <draw:frame draw:style-name="gr4" draw:text-style-name="P3" draw:layer="layout" svg:width="18.06cm" svg:height="2.487cm" svg:x="-0.5cm" svg:y="7.525cm">
          <draw:text-box>
            <text:p text:style-name="P2">_name = action_type</text:p>
            <text:p text:style-name="P2">gram/sempos = v</text:p>
            <text:p text:style-name="P2">t_lemma = zranit | usmrtit | zemřít | zahynout | přežít</text:p>
          </draw:text-box>
        </draw:frame>
        <draw:frame draw:style-name="gr5" draw:text-style-name="P2" draw:layer="layout" svg:width="7.667cm" svg:height="3.2cm" svg:x="-2.3cm" svg:y="12cm">
          <draw:text-box>
            <text:p text:style-name="P2">_name = a-negation</text:p>
            <text:p text:style-name="P2">m/tag = ??????????N*</text:p>
            <text:p text:style-name="P2">hide = true</text:p>
            <text:p text:style-name="P2">_optional = true</text:p>
          </draw:text-box>
        </draw:frame>
        <draw:frame draw:style-name="gr6" draw:text-style-name="P2" draw:layer="layout" svg:width="7.054cm" svg:height="2.488cm" svg:x="5cm" svg:y="16cm">
          <draw:text-box>
            <text:p text:style-name="P2">_name=injury_manner,</text:p>
            <text:p text:style-name="P2">functor=MANN,</text:p>
            <text:p text:style-name="P2">_optional=true</text:p>
          </draw:text-box>
        </draw:frame>
        <draw:frame draw:style-name="gr5" draw:text-style-name="P2" draw:layer="layout" svg:width="12cm" svg:height="3.911cm" svg:x="9.5cm" svg:y="11.277cm">
          <draw:text-box>
            <text:p text:style-name="P2">_name = participant</text:p>
            <text:p text:style-name="P2">functor = ACT | PAT</text:p>
            <text:p text:style-name="P2">t_lemma = kdo | člověk | osoba | muž | žena | dítě | řidič | řidička | spolujezdec | spolujezdkyně</text:p>
          </draw:text-box>
        </draw:frame>
        <draw:frame draw:style-name="gr5" draw:text-style-name="P2" draw:layer="layout" svg:width="11.778cm" svg:height="3.2cm" svg:x="10.7cm" svg:y="17cm">
          <draw:text-box>
            <text:p text:style-name="P2">_name = quantity</text:p>
            <text:p text:style-name="P2">functor = RSTR,</text:p>
            <text:p text:style-name="P2">gram/sempos = n.quant.* | adj.quant.*</text:p>
            <text:p text:style-name="P2">_optional = tru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8-06T20:14:07</meta:creation-date>
    <dc:date>2007-08-06T20:44:31</dc:date>
    <dc:language>cs-CZ</dc:language>
    <meta:editing-cycles>2</meta:editing-cycles>
    <meta:editing-duration>PT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